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7cm" fo:min-width="1.118cm"/>
    </style:style>
    <style:style style:name="gr2" style:family="graphic" style:parent-style-name="standard">
      <style:graphic-properties svg:stroke-color="#000000" draw:textarea-vertical-align="middle" draw:auto-grow-height="false" fo:min-height="0.471cm" fo:min-width="0.603cm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3.56cm" fo:min-width="4.834cm"/>
    </style:style>
    <style:style style:name="gr5" style:family="graphic" style:parent-style-name="objectwithoutfill">
      <style:graphic-properties svg:stroke-color="#000000" draw:marker-start="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start="" draw:marker-end="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13" style:family="graphic" style:parent-style-name="standard">
      <style:graphic-properties draw:stroke="none" svg:stroke-color="#000000" draw:fill="none" fo:min-height="0.713cm"/>
      <style:paragraph-properties style:writing-mode="lr-tb"/>
    </style:style>
    <style:style style:name="gr14" style:family="graphic" style:parent-style-name="standard">
      <style:graphic-properties draw:stroke="none" svg:stroke-color="#000000" draw:fill="none" fo:min-height="0.623cm"/>
      <style:paragraph-properties style:writing-mode="lr-tb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1.277cm" fo:min-width="1.118cm"/>
    </style:style>
    <style:style style:name="gr16" style:family="graphic" style:parent-style-name="standard">
      <style:graphic-properties svg:stroke-color="#3465a4" draw:textarea-vertical-align="middle" draw:auto-grow-height="false" fo:min-height="0.471cm" fo:min-width="0.603cm"/>
    </style:style>
    <style:style style:name="gr1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9" style:family="graphic" style:parent-style-name="standard">
      <style:graphic-properties svg:stroke-width="0.081cm" svg:stroke-color="#3465a4" draw:marker-start="Arrow" draw:marker-start-width="0.421cm" draw:marker-end-width="0.321cm" draw:opacity="50%" draw:opacity-name="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3465a4" draw:marker-start="" draw:marker-start-width="0.421cm" draw:marker-end="Arrow" draw:marker-end-width="0.321cm" draw:opacity="50%" draw:opacity-name="" draw:textarea-vertical-align="middle" fo:padding-top="0.165cm" fo:padding-bottom="0.165cm" fo:padding-left="0.29cm" fo:padding-right="0.29cm"/>
    </style:style>
    <style:style style:name="co1" style:family="table-column">
      <style:table-column-properties style:column-width="3.175cm" style:use-optimal-column-width="false"/>
    </style:style>
    <style:style style:name="ro1" style:family="table-row">
      <style:table-row-properties style:row-height="3.173cm" style:use-optimal-row-height="false"/>
    </style:style>
    <style:style style:name="ro2" style:family="table-row">
      <style:table-row-properties style:row-height="3.181cm" style:use-optimal-row-height="false"/>
    </style:style>
    <style:style style:name="ce1" style:family="table-cell">
      <loext:graphic-properties draw:fill="none" draw:fill-color="#000000"/>
      <style:paragraph-properties fo:border="0.03pt solid #000000"/>
      <style:text-properties fo:color="#000000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28pt" fo:font-weight="normal" style:font-size-asian="32pt" style:font-weight-asian="normal" style:font-size-complex="32pt" style:font-weight-complex="normal"/>
    </style:style>
    <style:style style:name="P8" style:family="paragraph">
      <loext:graphic-properties draw:opacity="50%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fo:font-size="28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159cm" svg:x="3.159cm" svg:y="13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6.08cm" svg:y="22.0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4.826cm" svg:height="1.27cm" svg:x="3.205cm" svg:y="12.176cm">
          <draw:text-box>
            <text:p>Agent</text:p>
          </draw:text-box>
        </draw:frame>
        <draw:frame draw:style-name="gr3" draw:text-style-name="P2" draw:layer="layout" svg:width="4.826cm" svg:height="1.27cm" svg:x="12.43cm" svg:y="13.276cm">
          <draw:text-box>
            <text:p>Environment</text:p>
          </draw:text-box>
        </draw:frame>
        <draw:custom-shape draw:style-name="gr4" draw:text-style-name="P1" xml:id="id1" draw:id="id1" draw:layer="layout" svg:width="5.334cm" svg:height="3.81cm" svg:x="1.889cm" svg:y="12.04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0.769cm" svg:x1="4.556cm" svg:y1="12.049cm" svg:x2="14.556cm" svg:y2="12.049cm" draw:start-shape="id1" draw:start-glue-point="0" draw:end-shape="id2" draw:end-glue-point="0" svg:d="M4556 12049v-1270h10000v1270" svg:viewBox="0 0 10001 1271">
          <text:p/>
        </draw:connector>
        <draw:frame draw:style-name="gr6" draw:text-style-name="P4" draw:layer="layout" svg:width="4.826cm" svg:height="1.016cm" svg:x="8.239cm" svg:y="10.017cm">
          <draw:text-box>
            <text:p><text:span text:style-name="T1">action a</text:span><text:span text:style-name="T2">t</text:span></text:p>
          </draw:text-box>
        </draw:frame>
        <draw:frame draw:style-name="gr7" draw:text-style-name="P4" draw:layer="layout" svg:width="5.334cm" svg:height="0.962cm" svg:x="10.525cm" svg:y="16.875cm">
          <draw:text-box>
            <text:p><text:span text:style-name="T1">reward r</text:span><text:span text:style-name="T2">t+1</text:span></text:p>
          </draw:text-box>
        </draw:frame>
        <draw:line draw:style-name="gr8" draw:text-style-name="P3" draw:layer="layout" svg:x1="3.54cm" svg:y1="18.642cm" svg:x2="3.54cm" svg:y2="15.848cm">
          <text:p/>
        </draw:line>
        <draw:line draw:style-name="gr8" draw:text-style-name="P3" draw:layer="layout" svg:x1="15.351cm" svg:y1="18.653cm" svg:x2="10.525cm" svg:y2="18.653cm">
          <text:p/>
        </draw:line>
        <draw:line draw:style-name="gr9" draw:text-style-name="P3" draw:layer="layout" svg:x1="13.827cm" svg:y1="15.859cm" svg:x2="13.827cm" svg:y2="17.637cm">
          <text:p/>
        </draw:line>
        <draw:line draw:style-name="gr8" draw:text-style-name="P3" draw:layer="layout" svg:x1="13.827cm" svg:y1="17.637cm" svg:x2="10.525cm" svg:y2="17.637cm">
          <text:p/>
        </draw:line>
        <draw:line draw:style-name="gr10" draw:text-style-name="P5" draw:layer="layout" svg:x1="4.683cm" svg:y1="17.653cm" svg:x2="4.683cm" svg:y2="15.848cm">
          <text:p/>
        </draw:line>
        <draw:line draw:style-name="gr11" draw:text-style-name="P5" draw:layer="layout" svg:x1="9.609cm" svg:y1="17.637cm" svg:x2="4.656cm" svg:y2="17.637cm">
          <text:p/>
        </draw:line>
        <draw:line draw:style-name="gr9" draw:text-style-name="P3" draw:layer="layout" svg:x1="15.351cm" svg:y1="15.859cm" svg:x2="15.351cm" svg:y2="18.653cm">
          <text:p/>
        </draw:line>
        <draw:frame draw:style-name="gr12" draw:text-style-name="P4" draw:layer="layout" svg:width="2.413cm" svg:height="0.873cm" svg:x="5.764cm" svg:y="16.948cm">
          <draw:text-box>
            <text:p><text:span text:style-name="T1">reward r</text:span><text:span text:style-name="T2">t</text:span></text:p>
          </draw:text-box>
        </draw:frame>
        <draw:line draw:style-name="gr9" draw:text-style-name="P3" draw:layer="layout" svg:x1="9.636cm" svg:y1="18.653cm" svg:x2="3.54cm" svg:y2="18.642cm">
          <text:p/>
        </draw:line>
        <draw:frame draw:style-name="gr13" draw:text-style-name="P6" draw:layer="layout" svg:width="3.927cm" svg:height="0.963cm" svg:x="5.482cm" svg:y="17.964cm">
          <draw:text-box>
            <text:p><text:span text:style-name="T1">state s</text:span><text:span text:style-name="T2">t</text:span></text:p>
          </draw:text-box>
        </draw:frame>
        <draw:frame draw:style-name="gr14" draw:text-style-name="P6" draw:layer="layout" svg:width="3.927cm" svg:height="0.873cm" svg:x="11.459cm" svg:y="17.907cm">
          <draw:text-box>
            <text:p><text:span text:style-name="T1">state s</text:span><text:span text:style-name="T2">t+1</text:span></text:p>
          </draw:text-box>
        </draw:frame>
        <draw:custom-shape draw:style-name="gr4" draw:text-style-name="P1" xml:id="id2" draw:id="id2" draw:layer="layout" svg:width="5.334cm" svg:height="3.81cm" svg:x="11.889cm" svg:y="12.04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12.699cm" svg:height="12.699cm" svg:x="4.111cm" svg:y="7.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5" draw:text-style-name="P1" draw:layer="layout" svg:width="2.286cm" svg:height="2.159cm" svg:x="4.502cm" svg:y="17.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827cm" svg:y="7.73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text-style-name="P7" draw:layer="layout" svg:width="3.429cm" svg:height="1.987cm" svg:x="4.148cm" svg:y="14.589cm">
          <draw:text-box>
            <text:p><text:span text:style-name="T3">(1,0)</text:span></text:p>
          </draw:text-box>
        </draw:frame>
        <draw:frame draw:style-name="gr18" draw:text-style-name="P7" draw:layer="layout" svg:width="3.429cm" svg:height="1.905cm" svg:x="4.302cm" svg:y="11.287cm">
          <draw:text-box>
            <text:p><text:span text:style-name="T3">(2,0)</text:span></text:p>
          </draw:text-box>
        </draw:frame>
        <draw:frame draw:style-name="gr17" draw:text-style-name="P7" draw:layer="layout" svg:width="3.429cm" svg:height="1.987cm" svg:x="13.827cm" svg:y="14.634cm">
          <draw:text-box>
            <text:p><text:span text:style-name="T3">(1,3)</text:span></text:p>
          </draw:text-box>
        </draw:frame>
        <draw:frame draw:style-name="gr17" draw:text-style-name="P7" draw:layer="layout" svg:width="3.429cm" svg:height="1.987cm" svg:x="7.477cm" svg:y="17.891cm">
          <draw:text-box>
            <text:p><text:span text:style-name="T3">(0,1)</text:span></text:p>
          </draw:text-box>
        </draw:frame>
        <draw:frame draw:style-name="gr17" draw:text-style-name="P7" draw:layer="layout" svg:width="3.429cm" svg:height="1.987cm" svg:x="10.779cm" svg:y="14.634cm">
          <draw:text-box>
            <text:p><text:span text:style-name="T3">(1,2)</text:span></text:p>
          </draw:text-box>
        </draw:frame>
        <draw:frame draw:style-name="gr17" draw:text-style-name="P7" draw:layer="layout" svg:width="3.429cm" svg:height="1.987cm" svg:x="10.779cm" svg:y="17.891cm">
          <draw:text-box>
            <text:p><text:span text:style-name="T3">(0,2)</text:span></text:p>
          </draw:text-box>
        </draw:frame>
        <draw:frame draw:style-name="gr17" draw:text-style-name="P7" draw:layer="layout" svg:width="3.429cm" svg:height="1.987cm" svg:x="7.45cm" svg:y="14.634cm">
          <draw:text-box>
            <text:p><text:span text:style-name="T3">(1,1)</text:span></text:p>
          </draw:text-box>
        </draw:frame>
        <draw:frame draw:style-name="gr18" draw:text-style-name="P7" draw:layer="layout" svg:width="3.429cm" svg:height="1.905cm" svg:x="10.652cm" svg:y="8.239cm">
          <draw:text-box>
            <text:p><text:span text:style-name="T3">(3,2)</text:span></text:p>
          </draw:text-box>
        </draw:frame>
        <draw:frame draw:style-name="gr18" draw:text-style-name="P7" draw:layer="layout" svg:width="3.429cm" svg:height="1.905cm" svg:x="13.954cm" svg:y="17.891cm">
          <draw:text-box>
            <text:p><text:span text:style-name="T3">(0,3)</text:span></text:p>
          </draw:text-box>
        </draw:frame>
        <draw:frame draw:style-name="gr18" draw:text-style-name="P7" draw:layer="layout" svg:width="3.429cm" svg:height="1.905cm" svg:x="13.827cm" svg:y="11.414cm">
          <draw:text-box>
            <text:p><text:span text:style-name="T3">(2,3)</text:span></text:p>
          </draw:text-box>
        </draw:frame>
        <draw:frame draw:style-name="gr18" draw:text-style-name="P7" draw:layer="layout" svg:width="3.429cm" svg:height="1.905cm" svg:x="10.652cm" svg:y="11.414cm">
          <draw:text-box>
            <text:p><text:span text:style-name="T3">(2,2)</text:span></text:p>
          </draw:text-box>
        </draw:frame>
        <draw:frame draw:style-name="gr18" draw:text-style-name="P7" draw:layer="layout" svg:width="3.429cm" svg:height="1.905cm" svg:x="7.477cm" svg:y="11.287cm">
          <draw:text-box>
            <text:p><text:span text:style-name="T3">(2,1)</text:span></text:p>
          </draw:text-box>
        </draw:frame>
        <draw:frame draw:style-name="gr18" draw:text-style-name="P7" draw:layer="layout" svg:width="3.429cm" svg:height="1.905cm" svg:x="7.477cm" svg:y="8.239cm">
          <draw:text-box>
            <text:p><text:span text:style-name="T3">(3,1)</text:span></text:p>
          </draw:text-box>
        </draw:frame>
        <draw:frame draw:style-name="gr18" draw:text-style-name="P7" draw:layer="layout" svg:width="3.429cm" svg:height="1.905cm" svg:x="4.302cm" svg:y="8.239cm">
          <draw:text-box>
            <text:p><text:span text:style-name="T3">(3,0)</text:span></text:p>
          </draw:text-box>
        </draw:frame>
      </draw:page>
      <draw:page draw:name="page3" draw:style-name="dp1" draw:master-page-name="Default">
        <draw:frame draw:style-name="standard" draw:layer="layout" svg:width="12.699cm" svg:height="12.699cm" svg:x="3.737cm" svg:y="7.3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5" draw:text-style-name="P1" draw:layer="layout" svg:width="2.286cm" svg:height="2.159cm" svg:x="4.429cm" svg:y="17.38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7cm" svg:y="7.6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9" draw:text-style-name="P8" draw:layer="layout" svg:x1="5.445cm" svg:y1="15.07cm" svg:x2="5.445cm" svg:y2="17.356cm">
          <text:p/>
        </draw:line>
        <draw:line draw:style-name="gr19" draw:text-style-name="P8" draw:layer="layout" svg:x1="8.874cm" svg:y1="15.097cm" svg:x2="5.445cm" svg:y2="15.066cm">
          <text:p/>
        </draw:line>
        <draw:line draw:style-name="gr19" draw:text-style-name="P8" draw:layer="layout" svg:x1="11.949cm" svg:y1="18.497cm" svg:x2="8.882cm" svg:y2="18.497cm">
          <text:p/>
        </draw:line>
        <draw:line draw:style-name="gr19" draw:text-style-name="P8" draw:layer="layout" svg:x1="11.968cm" svg:y1="11.922cm" svg:x2="11.968cm" svg:y2="15.097cm">
          <text:p/>
        </draw:line>
        <draw:line draw:style-name="gr19" draw:text-style-name="P8" draw:layer="layout" svg:x1="15.097cm" svg:y1="8.859cm" svg:x2="11.922cm" svg:y2="8.828cm">
          <text:p/>
        </draw:line>
        <draw:line draw:style-name="gr19" draw:text-style-name="P8" draw:layer="layout" svg:x1="11.968cm" svg:y1="8.823cm" svg:x2="11.968cm" svg:y2="11.998cm">
          <text:p/>
        </draw:line>
        <draw:line draw:style-name="gr19" draw:text-style-name="P8" draw:layer="layout" svg:x1="11.968cm" svg:y1="15.243cm" svg:x2="11.968cm" svg:y2="18.418cm">
          <text:p/>
        </draw:line>
        <draw:line draw:style-name="gr20" draw:text-style-name="P8" draw:layer="layout" svg:x1="8.847cm" svg:y1="15.224cm" svg:x2="8.847cm" svg:y2="18.399cm">
          <text:p/>
        </draw:line>
      </draw:page>
      <draw:page draw:name="page4" draw:style-name="dp1" draw:master-page-name="Default">
        <draw:frame draw:style-name="standard" draw:layer="layout" svg:width="12.699cm" svg:height="12.699cm" svg:x="4.069cm" svg:y="7.2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5" draw:text-style-name="P1" draw:layer="layout" svg:width="2.286cm" svg:height="2.159cm" svg:x="4.429cm" svg:y="17.38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7cm" svg:y="7.6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9" draw:text-style-name="P8" draw:layer="layout" svg:x1="5.445cm" svg:y1="15.07cm" svg:x2="5.445cm" svg:y2="17.356cm">
          <text:p/>
        </draw:line>
        <draw:line draw:style-name="gr19" draw:text-style-name="P8" draw:layer="layout" svg:x1="8.874cm" svg:y1="15.097cm" svg:x2="5.445cm" svg:y2="15.066cm">
          <text:p/>
        </draw:line>
        <draw:line draw:style-name="gr19" draw:text-style-name="P8" draw:layer="layout" svg:x1="11.949cm" svg:y1="15.097cm" svg:x2="8.882cm" svg:y2="15.097cm">
          <text:p/>
        </draw:line>
        <draw:line draw:style-name="gr19" draw:text-style-name="P8" draw:layer="layout" svg:x1="11.968cm" svg:y1="11.922cm" svg:x2="11.968cm" svg:y2="15.097cm">
          <text:p/>
        </draw:line>
        <draw:line draw:style-name="gr19" draw:text-style-name="P8" draw:layer="layout" svg:x1="15.097cm" svg:y1="8.859cm" svg:x2="11.922cm" svg:y2="8.828cm">
          <text:p/>
        </draw:line>
        <draw:line draw:style-name="gr19" draw:text-style-name="P8" draw:layer="layout" svg:x1="11.968cm" svg:y1="8.823cm" svg:x2="11.968cm" svg:y2="11.9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9:26:07.546585184</meta:creation-date>
    <dc:date>2022-02-13T11:29:06.195656824</dc:date>
    <meta:editing-duration>P2DT15H47M14S</meta:editing-duration>
    <meta:editing-cycles>13</meta:editing-cycles>
    <meta:generator>LibreOffice/6.4.7.2$Linux_X86_64 LibreOffice_project/40$Build-2</meta:generator>
    <meta:document-statistic meta:object-count="57"/>
  </office:meta>
</office:document-meta>
</file>